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30.34pt"/>
    </style:style>
    <style:style style:name="co6" style:family="table-column">
      <style:table-column-properties fo:break-before="auto" style:column-width="262.94pt"/>
    </style:style>
    <style:style style:name="co7" style:family="table-column">
      <style:table-column-properties fo:break-before="auto" style:column-width="326.41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color="#000000" style:font-name="Calibri" fo:font-size="11pt" style:font-size-asian="11pt" style:font-size-complex="11pt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ce1"/>
        <table:table-column table:style-name="co4" table:default-cell-style-name="ce1"/>
        <table:table-column table:style-name="co4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scientificName</text:p>
          </table:table-cell>
          <table:table-cell table:style-name="Default"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office:value-type="string" calcext:value-type="string">
            <text:p>Anomala crassa (Benderitter 1923)</text:p>
          </table:table-cell>
          <table:table-cell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Anomala</text:p>
          </table:table-cell>
          <table:table-cell table:style-name="ce1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/>
        </table:table-row>
        <table:table-row table:style-name="ro2">
          <table:table-cell office:value-type="string" calcext:value-type="string">
            <text:p>B1-2</text:p>
          </table:table-cell>
          <table:table-cell office:value-type="string" calcext:value-type="string">
            <text:p>Anomala crassa Lansberge 1879</text:p>
          </table:table-cell>
          <table:table-cell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Anomala</text:p>
          </table:table-cell>
          <table:table-cell table:style-name="ce1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/>
        </table:table-row>
        <table:table-row table:style-name="ro1">
          <table:table-cell office:value-type="string" calcext:value-type="string">
            <text:p>B2-1</text:p>
          </table:table-cell>
          <table:table-cell table:style-name="Default" office:value-type="string" calcext:value-type="string">
            <text:p>Afrotyphlops schlegelii schlegelii (Peters, 1860)</text:p>
          </table:table-cell>
          <table:table-cell table:style-name="Default"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/>
        </table:table-row>
        <table:table-row table:style-name="ro1">
          <table:table-cell office:value-type="string" calcext:value-type="string">
            <text:p>B2-2</text:p>
          </table:table-cell>
          <table:table-cell table:style-name="Default" office:value-type="string" calcext:value-type="string">
            <text:p>Afrotyphlops schlegelii schlegelii (Peters, 1860)</text:p>
          </table:table-cell>
          <table:table-cell table:style-name="Default"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/>
        </table:table-row>
        <table:table-row table:style-name="ro2">
          <table:table-cell office:value-type="string" calcext:value-type="string">
            <text:p>B2-3</text:p>
          </table:table-cell>
          <table:table-cell office:value-type="string" calcext:value-type="string">
            <text:p>Liothrips (Zopyrothrips) vitivorus Priesner, 1935</text:p>
          </table:table-cell>
          <table:table-cell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4" office:value-type="string" calcext:value-type="string">
            <text:p>Liothrips</text:p>
          </table:table-cell>
          <table:table-cell table:style-name="ce4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/>
        </table:table-row>
        <table:table-row table:style-name="ro2">
          <table:table-cell office:value-type="string" calcext:value-type="string">
            <text:p>B2-4</text:p>
          </table:table-cell>
          <table:table-cell office:value-type="string" calcext:value-type="string">
            <text:p>Liothrips (Zopyrothrips) vitivorus Priesner, 1935</text:p>
          </table:table-cell>
          <table:table-cell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4" office:value-type="string" calcext:value-type="string">
            <text:p>Liothrips</text:p>
          </table:table-cell>
          <table:table-cell table:style-name="ce4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/>
        </table:table-row>
      </table:table>
      <table:table table:name="NameRel" table:style-name="ta1">
        <table:table-column table:style-name="co8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Taxon" table:style-name="ta1">
        <table:table-column table:style-name="co12" table:number-columns-repeated="6" table:default-cell-style-name="Default"/>
        <table:table-column table:style-name="co12" table:default-cell-style-name="ce2"/>
        <table:table-column table:style-name="co12" table:number-columns-repeated="5" table:default-cell-style-name="Default"/>
        <table:table-column table:style-name="co7" table:default-cell-style-name="Default"/>
        <table:table-column table:style-name="co12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/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/>
        </table:table-row>
      </table:table>
      <table:table table:name="VernacularName" table:style-name="ta1">
        <table:table-column table:style-name="co13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1:07:08.9032049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1:08:14.064874032</dc:date>
    <meta:editing-duration>PT28M13S</meta:editing-duration>
    <meta:editing-cycles>7</meta:editing-cycles>
    <meta:generator>LibreOffice/6.0.7.3$Linux_X86_64 LibreOffice_project/00m0$Build-3</meta:generator>
    <meta:document-statistic meta:table-count="9" meta:cell-count="243" meta:object-count="0"/>
  </office:meta>
</office:document-meta>
</file>